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8da7" officeooo:paragraph-rsid="000a8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"_id":{"$oid":"5dd29db51c9d440000943dce"},"drug_of_choice":"alcohol","favourite_drug":"\"DF118","drug_causing_most_consequences":"alcohol","drug_causing_most_physical":"alcohol","drug_causing_poorest-mental-health":"alcohol","drug_needed_daily":"alcohol","drug_causing_bings-or-lossOfControl":"alcohol","drug_causes_blackout":"valium","drug_causing_last_hospital_visit":"alcohol","which_drug_stopped_working":"alcohol","which_drug_causes_withdrawal":"alcohol","which_drug_was_used_before_bed":"nitol","which_drug_was_used_first_this_morning":"paramol","how_many_different_drugs_did_you_take_over_last_3DAys":"3","how_many_hours_did_you_spend_Seeking_drugs":"9","how_much_money_did_you_spend_on_drugs_last_3Days":"£80","how_much_energy_did_you_spend_seeking_drugs":"6Hours","did_you_enjoy_your_drugs_last_3DAys":"false","what_your_preferred_way_to_use":"drink","where_do_you_prefer_to_use":"home","who_do_you_use_with":"alone","how_long_have_you_been_using":"5years","what_age_did_you_use_your_first_drug":"11years","who_gave_you_your_first_drug":"dad","when_did_your_using_let_out_of_control":"34years","have_you_tried_to_stop":"yes","how_many_times_have_you_tried_to_stop":"6","have_you_been_to_rehab":"true","have_you_told_your_doctor":"false","have_you_been_to_counselling":"true","have_you_home-detoxed":"yes","have_you_been_to_prison":"no","what_drug_did_you_use_in_prison":"valium","who_has_been_most_effected_by_your_drug_use":"me","who_is_pressuring_you_to_stop":"me","who_will_benefit_most_if_you_stop":"me","do_you_want_to_stop":"yes","do_you_suffer_withdrawal":"yes","what_is_the_worst_symptom_of_withdrawal":"anxiety","do_you_crave_":"yes","how_long_do_the_cravings_last":"3days","do_you_suffer_complusion_to_use_again":"yes","do_you&lt; suffer_from_obsession_when_you_stop":"yes","what_triggers_a_relapse":"anger","do_you_feel_suicidal_when_you_stop":"yes","do_feelings_of suicide_pass_quickly":"yes","do_you_have_violent_thoughts_more_frequently":"yes","when_do_violent_thoughts_pass":"3weeks","do_you_crave_sugar":"yes","do_you_feel_lonely":"yes","do_you_feel_isolated":"yes","do_you_feel_tired":"yes","do_you_feel_hopeless":"yes","when_you_stop_using_does_your_life_feel_empty":"yes"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3:04:23.797000000</meta:creation-date>
    <dc:date>2019-12-28T13:04:42.214000000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198" meta:non-whitespace-character-count="2196"/>
    <meta:generator>LibreOffice/4.2.4.2$Windows_x86 LibreOffice_project/63150712c6d317d27ce2db16eb94c2f3d7b699f8</meta:generator>
  </office:meta>
</office:document-meta>
</file>